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37">
      <style:table-cell-properties style:text-align-source="fix" style:repeat-content="false" fo:wrap-option="wrap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Kamilah Smith 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5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<text:a xlink:href="http://agents.ebrokercenter.com/#">Payment Date</text:a>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Policy No</text:p>
          </table:table-cell>
          <table:table-cell table:style-name="ce1" office:value-type="string">
            <text:p>Carrier</text:p>
          </table:table-cell>
          <table:table-cell table:style-name="ce1" office:value-type="string">
            <text:p>Closer</text:p>
          </table:table-cell>
          <table:table-cell table:style-name="ce1" office:value-type="string">
            <text:p>Premium</text:p>
          </table:table-cell>
        </table:table-row>
        <table:table-row table:style-name="ro1">
          <table:table-cell office:value-type="string">
            <text:p><text:a xlink:href="http://agents.ebrokercenter.com/#lead/edit/20160131154514-f1Tw8Rmn-GTy4S7Ao">John Keuvelaar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-1952955435">
            <text:p>-1952955435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87">
            <text:p>187</text:p>
          </table:table-cell>
        </table:table-row>
        <table:table-row table:style-name="ro2">
          <table:table-cell office:value-type="string">
            <text:p><text:a xlink:href="http://agents.ebrokercenter.com/#lead/edit/20160127153602-6LYVpwzb-VsZ0naGa">Justin Saino 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5260593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Monique Dudley</text:a></text:p>
          </table:table-cell>
          <table:table-cell office:value-type="float" office:value="177">
            <text:p>177</text:p>
          </table:table-cell>
        </table:table-row>
        <table:table-row table:style-name="ro2">
          <table:table-cell office:value-type="string">
            <text:p><text:a xlink:href="http://agents.ebrokercenter.com/#lead/edit/20160129140358-UT96SwTD-qq4n8p4d">Maria Valles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D#: 1949384705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03">
            <text:p>103</text:p>
          </table:table-cell>
        </table:table-row>
        <table:table-row table:style-name="ro2">
          <table:table-cell office:value-type="string">
            <text:p><text:a xlink:href="http://agents.ebrokercenter.com/#lead/edit/20160131084755-lZazey3j-Mxjj5v71">Andre West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53518744 -pd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10">
            <text:p>110</text:p>
          </table:table-cell>
        </table:table-row>
        <table:table-row table:style-name="ro3">
          <table:table-cell office:value-type="string">
            <text:p><text:a xlink:href="http://agents.ebrokercenter.com/#lead/edit/20160129162344-nvW4BFo8-u6KRERyx">Matthew Funk 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9261213 -pd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string">
            <text:p><text:a xlink:href="http://agents.ebrokercenter.com/#lead/edit/20160129091506-DeCVwRB6-xx8n2tAm">Kasey Johnson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#: 194919593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<text:a xlink:href="http://agents.ebrokercenter.com/#lead/edit/20160127154204-YQy6Bxos-V3M7DGQR">Allen Gilbert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50167092">
            <text:p>1950167092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<text:a xlink:href="http://agents.ebrokercenter.com/#lead/edit/20160122163742-hMMRyBPs-9fQJuB4f">Micheal Bird 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48238558">
            <text:p>194823855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28">
            <text:p>428</text:p>
          </table:table-cell>
        </table:table-row>
        <table:table-row table:style-name="ro2">
          <table:table-cell office:value-type="string">
            <text:p><text:a xlink:href="http://agents.ebrokercenter.com/#lead/edit/20160122145905-pcFSpt3o-nTOEA9fY">Marta Castillo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4862110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Crystal Gonzalez</text:a></text:p>
          </table:table-cell>
          <table:table-cell office:value-type="float" office:value="362">
            <text:p>362</text:p>
          </table:table-cell>
        </table:table-row>
        <table:table-row table:style-name="ro2">
          <table:table-cell office:value-type="string">
            <text:p><text:a xlink:href="http://agents.ebrokercenter.com/#lead/edit/20160121162757-HjA7Sdt2-dy9h8eJB">Nickolas Thomas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48362638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string">
            <text:p><text:a xlink:href="http://agents.ebrokercenter.com/#lead/edit/20160122112618-Hga73yGH-28hWkFyV">Veneecea Cross 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2890417">
            <text:p>1952890417</text:p>
          </table:table-cell>
          <table:table-cell office:value-type="string">
            <text:p><text:a xlink:href="http://agents.ebrokercenter.com/#">Anthem 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a xlink:href="http://agents.ebrokercenter.com/#lead/edit/20151203104418-m8KoFWgm-gapr9HaT">Santiago De La Rocha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99888867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549.9">
            <text:p>549.9</text:p>
          </table:table-cell>
        </table:table-row>
        <table:table-row table:style-name="ro1">
          <table:table-cell office:value-type="string">
            <text:p><text:a xlink:href="http://agents.ebrokercenter.com/#lead/edit/20160112114713-rW0DMmML-F4A4VYdI">Jason Lynch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4064016">
            <text:p>190406401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14">
            <text:p>414</text:p>
          </table:table-cell>
        </table:table-row>
        <table:table-row table:style-name="ro2">
          <table:table-cell office:value-type="string">
            <text:p><text:a xlink:href="http://agents.ebrokercenter.com/#lead/edit/20160107163606-oboOavIW-MOsZpVBt">Denise Sconiers 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00693493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059.15">
            <text:p>1059.15</text:p>
          </table:table-cell>
        </table:table-row>
        <table:table-row table:style-name="ro2">
          <table:table-cell office:value-type="string">
            <text:p><text:a xlink:href="http://agents.ebrokercenter.com/#lead/edit/20151229100025-6WDMZnPF-1Bk8PRxv">Anthony Jones 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75910280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98">
            <text:p>298</text:p>
          </table:table-cell>
        </table:table-row>
        <table:table-row table:style-name="ro2">
          <table:table-cell office:value-type="string">
            <text:p><text:a xlink:href="http://agents.ebrokercenter.com/#lead/edit/20151214153125-o0VwgypT-1VbTuOkc">Georgy Triumph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<text:s/>ID: 1847823244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22.76">
            <text:p>322.76</text:p>
          </table:table-cell>
        </table:table-row>
        <table:table-row table:style-name="ro2">
          <table:table-cell office:value-type="string">
            <text:p><text:a xlink:href="http://agents.ebrokercenter.com/#lead/edit/20151210141608-XehSCKQh-gCxUH1Iu">Dorthy Mccullum 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28548453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07">
            <text:p>607</text:p>
          </table:table-cell>
        </table:table-row>
        <table:table-row table:style-name="ro1">
          <table:table-cell office:value-type="string">
            <text:p><text:a xlink:href="http://agents.ebrokercenter.com/#lead/edit/20151203120303-iS2OBnH0-R55Hzuxu">Michael Bryant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14156439">
            <text:p>181415643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72">
            <text:p>672</text:p>
          </table:table-cell>
        </table:table-row>
        <table:table-row table:style-name="ro1">
          <table:table-cell office:value-type="string">
            <text:p><text:a xlink:href="http://agents.ebrokercenter.com/#lead/edit/20151123113452-SHegSfXx-McR4Gu04">Brandy Evans 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796963436">
            <text:p>179696343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731.35">
            <text:p>731.35</text:p>
          </table:table-cell>
        </table:table-row>
        <table:table-row table:style-name="ro1">
          <table:table-cell office:value-type="string">
            <text:p><text:a xlink:href="http://agents.ebrokercenter.com/#lead/edit/20151119094239-Cfb10MS2-wziPXhOf">Rhonda Gibson 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37455564">
            <text:p>1937455564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Norma Williams</text:a></text:p>
          </table:table-cell>
          <table:table-cell office:value-type="float" office:value="299.94">
            <text:p>299.94</text:p>
          </table:table-cell>
        </table:table-row>
        <table:table-row table:style-name="ro1">
          <table:table-cell office:value-type="string">
            <text:p><text:a xlink:href="http://agents.ebrokercenter.com/#lead/edit/20151109141723-YSnwOJf4-OBiLcggB">James / Son -micheal Mcgill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67168679">
            <text:p>186716867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60.92">
            <text:p>160.92</text:p>
          </table:table-cell>
        </table:table-row>
        <table:table-row table:style-name="ro1">
          <table:table-cell office:value-type="string">
            <text:p><text:a xlink:href="http://agents.ebrokercenter.com/#lead/edit/20151102164011-cKEn3F4Q-rnXp596L">Sean Rutter 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TBD 11/12/15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Norma Williams</text:a></text:p>
          </table:table-cell>
          <table:table-cell office:value-type="float" office:value="286.72">
            <text:p>286.72</text:p>
          </table:table-cell>
        </table:table-row>
        <table:table-row table:style-name="ro2">
          <table:table-cell office:value-type="string">
            <text:p><text:a xlink:href="http://agents.ebrokercenter.com/#lead/edit/20151102111854-Htv56Sdg-D1KsE4sj">Jackie Poke </text:a></text:p>
          </table:table-cell>
          <table:table-cell table:style-name="ce4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 sumb. 1/28/2016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Norma Williams</text:a></text:p>
          </table:table-cell>
          <table:table-cell office:value-type="float" office:value="451.74">
            <text:p>451.74</text:p>
          </table:table-cell>
        </table:table-row>
      </table:table>
      <table:table table:name="Norma Williams " table:style-name="ta1" table:print="false">
        <table:table-column table:style-name="co1" table:default-cell-style-name="ce6"/>
        <table:table-column table:style-name="co1" table:default-cell-style-name="ce7"/>
        <table:table-column table:style-name="co1" table:number-columns-repeated="3" table:default-cell-style-name="ce6"/>
        <table:table-column table:style-name="co2" table:default-cell-style-name="ce6"/>
        <table:table-column table:style-name="co1" table:default-cell-style-name="ce6"/>
        <table:table-row table:style-name="ro1">
          <table:table-cell table:style-name="ce5" office:value-type="string">
            <text:p>Name</text:p>
          </table:table-cell>
          <table:table-cell table:style-name="ce6" office:value-type="string">
            <text:p><text:a xlink:href="http://agents.ebrokercenter.com/#">Payment Date</text:a>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Policy No</text:p>
          </table:table-cell>
          <table:table-cell table:style-name="ce5" office:value-type="string">
            <text:p>Carrier</text:p>
          </table:table-cell>
          <table:table-cell table:style-name="ce5" office:value-type="string">
            <text:p>Closer</text:p>
          </table:table-cell>
          <table:table-cell table:style-name="ce5" office:value-type="string">
            <text:p>Premium</text:p>
          </table:table-cell>
        </table:table-row>
        <table:table-row table:style-name="ro2">
          <table:table-cell office:value-type="string">
            <text:p><text:a xlink:href="http://agents.ebrokercenter.com/#lead/edit/20160128115215-s92qRjqH-f2x1pxvV">Jose Ramarez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55010026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55.15">
            <text:p>455.15</text:p>
          </table:table-cell>
        </table:table-row>
        <table:table-row table:style-name="ro1">
          <table:table-cell office:value-type="string">
            <text:p><text:a xlink:href="http://agents.ebrokercenter.com/#lead/edit/20160128112016-qIXj3abd-NaT0iId3">Susan Beck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45846274">
            <text:p>194584627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string">
            <text:p><text:a xlink:href="http://agents.ebrokercenter.com/#lead/edit/20160128084956-zPQLBYei-I0DvmceW">Dana Zeller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7472391">
            <text:p>1947472391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 office:value-type="string">
            <text:p><text:a xlink:href="http://agents.ebrokercenter.com/#lead/edit/20160126093354-rTVxeZuC-Wu1tqQAy">Demetrius Davenport </text:a></text:p>
          </table:table-cell>
          <table:table-cell office:value-type="date" office:date-value="2016-01-26">
            <text:p>01/26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9104460">
            <text:p>1949104460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53.18">
            <text:p>253.18</text:p>
          </table:table-cell>
        </table:table-row>
        <table:table-row table:style-name="ro2">
          <table:table-cell office:value-type="string">
            <text:p><text:a xlink:href="http://agents.ebrokercenter.com/#lead/edit/20160121153005-jDUCElod-1HFKn8aQ">Syed Zaidi</text:a></text:p>
          </table:table-cell>
          <table:table-cell office:value-type="date" office:date-value="2016-01-21">
            <text:p>01/2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30762475</text:p>
          </table:table-cell>
          <table:table-cell office:value-type="string">
            <text:p><text:a xlink:href="http://agents.ebrokercenter.com/#">Molina</text:a></text:p>
          </table:table-cell>
          <table:table-cell office:value-type="string">
            <text:p><text:a xlink:href="http://agents.ebrokercenter.com/#">Mina Thomas</text:a></text:p>
          </table:table-cell>
          <table:table-cell office:value-type="float" office:value="1119">
            <text:p>1119</text:p>
          </table:table-cell>
        </table:table-row>
        <table:table-row table:style-name="ro2">
          <table:table-cell office:value-type="string">
            <text:p><text:a xlink:href="http://agents.ebrokercenter.com/#lead/edit/20160121113710-YJTgfaVJ-JLkPVdgA">Edward Anderson 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93057653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52">
            <text:p>652</text:p>
          </table:table-cell>
        </table:table-row>
        <table:table-row table:style-name="ro2">
          <table:table-cell office:value-type="string">
            <text:p><text:a xlink:href="http://agents.ebrokercenter.com/#lead/edit/20160115145251-6Uq4qfkv-PGdc3NZL">Latoya Bright</text:a></text:p>
          </table:table-cell>
          <table:table-cell office:value-type="date" office:date-value="2016-01-23">
            <text:p>01/23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06845270/ submitted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32">
            <text:p>232</text:p>
          </table:table-cell>
        </table:table-row>
        <table:table-row table:style-name="ro2">
          <table:table-cell office:value-type="string">
            <text:p><text:a xlink:href="http://agents.ebrokercenter.com/#lead/edit/20160114124958-iePjucZQ-q7tMkaDK">Felecia Dunner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1907662878/ submitted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Darnell Smith</text:a></text:p>
          </table:table-cell>
          <table:table-cell office:value-type="float" office:value="305">
            <text:p>305</text:p>
          </table:table-cell>
        </table:table-row>
        <table:table-row table:style-name="ro2">
          <table:table-cell office:value-type="string">
            <text:p><text:a xlink:href="http://agents.ebrokercenter.com/#lead/edit/20160114113143-RKth7Xzc-kIXBJ3Sp">Irma Brown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907519547/ submitted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88">
            <text:p>588</text:p>
          </table:table-cell>
        </table:table-row>
        <table:table-row table:style-name="ro2">
          <table:table-cell office:value-type="string">
            <text:p><text:a xlink:href="http://agents.ebrokercenter.com/#lead/edit/20160106114508-eFFDS7Zc-vrOmJIPM">William Wilson</text:a></text:p>
          </table:table-cell>
          <table:table-cell office:value-type="date" office:date-value="2016-01-06">
            <text:p>01/06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81117986 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<text:a xlink:href="http://agents.ebrokercenter.com/#lead/edit/20160106104610-6rIw8E2v-GURIyoAW">Amanda Mcneil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15715652">
            <text:p>1915715652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63.17">
            <text:p>363.17</text:p>
          </table:table-cell>
        </table:table-row>
        <table:table-row table:style-name="ro1">
          <table:table-cell office:value-type="string">
            <text:p><text:a xlink:href="http://agents.ebrokercenter.com/#lead/edit/20160105114108-hX2AESqB-nmdAUave">Tommy Parker</text:a></text:p>
          </table:table-cell>
          <table:table-cell office:value-type="date" office:date-value="2016-01-08">
            <text:p>01/08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87829316">
            <text:p>1887829316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49">
            <text:p>349</text:p>
          </table:table-cell>
        </table:table-row>
        <table:table-row table:style-name="ro2">
          <table:table-cell office:value-type="string">
            <text:p><text:a xlink:href="http://agents.ebrokercenter.com/#lead/edit/20160104103704-N9YLCpxj-KKRPLLXv">Dia Herr</text:a></text:p>
          </table:table-cell>
          <table:table-cell office:value-type="date" office:date-value="2016-01-25">
            <text:p>01/25/16</text:p>
          </table:table-cell>
          <table:table-cell office:value-type="string">
            <text:p><text:a xlink:href="http://agents.ebrokercenter.com/#">Hold</text:a></text:p>
          </table:table-cell>
          <table:table-cell office:value-type="string">
            <text:p>ID#: 194914065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011">
            <text:p>1011</text:p>
          </table:table-cell>
        </table:table-row>
        <table:table-row table:style-name="ro3">
          <table:table-cell office:value-type="string">
            <text:p><text:a xlink:href="http://agents.ebrokercenter.com/#lead/edit/20160102082516-q6AUsIdk-c2PF0B2B">Loretta Memmer / M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10594844 / Card declined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47">
            <text:p>547</text:p>
          </table:table-cell>
        </table:table-row>
        <table:table-row table:style-name="ro2">
          <table:table-cell office:value-type="string">
            <text:p><text:a xlink:href="http://agents.ebrokercenter.com/#lead/edit/20151218113807-JE6PSbkW-graA4pjX">Bendu Fofana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62710725 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05.7">
            <text:p>205.7</text:p>
          </table:table-cell>
        </table:table-row>
        <table:table-row table:style-name="ro3">
          <table:table-cell office:value-type="string">
            <text:p><text:a xlink:href="http://agents.ebrokercenter.com/#lead/edit/20151216152414-wc4RqEl7-EfRDzWqv">Jornal Miller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53208691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34.51">
            <text:p>234.51</text:p>
          </table:table-cell>
        </table:table-row>
        <table:table-row table:style-name="ro3">
          <table:table-cell office:value-type="string">
            <text:p><text:a xlink:href="http://agents.ebrokercenter.com/#lead/edit/20151216102917-38v67sHq-lDTH9WRx">Patrick Jernigan</text:a></text:p>
          </table:table-cell>
          <table:table-cell office:value-type="date" office:date-value="2015-12-16">
            <text:p>12/16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Application ID: 185236402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81.69">
            <text:p>681.69</text:p>
          </table:table-cell>
        </table:table-row>
        <table:table-row table:style-name="ro2">
          <table:table-cell office:value-type="string">
            <text:p><text:a xlink:href="http://agents.ebrokercenter.com/#lead/edit/20151215153333-Q9tEejyb-vJ0Un7EN">Patricia Mata</text:a></text:p>
          </table:table-cell>
          <table:table-cell office:value-type="date" office:date-value="2015-12-22">
            <text:p>12/22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4946812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46">
            <text:p>246</text:p>
          </table:table-cell>
        </table:table-row>
        <table:table-row table:style-name="ro2">
          <table:table-cell office:value-type="string">
            <text:p><text:a xlink:href="http://agents.ebrokercenter.com/#lead/edit/20151215131042-98v0Id4P-1iXPxAiv">Myrisha Sander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5052637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44">
            <text:p>244</text:p>
          </table:table-cell>
        </table:table-row>
        <table:table-row table:style-name="ro3">
          <table:table-cell office:value-type="string">
            <text:p><text:a xlink:href="http://agents.ebrokercenter.com/#lead/edit/20151215103656-69Uy2fyI-iMohX2bV">Eric Logan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50354521</text:p>
          </table:table-cell>
          <table:table-cell office:value-type="string">
            <text:p><text:a xlink:href="http://agents.ebrokercenter.com/#">Louisiana Health Cooperativ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47.84">
            <text:p>247.84</text:p>
          </table:table-cell>
        </table:table-row>
        <table:table-row table:style-name="ro2">
          <table:table-cell office:value-type="string">
            <text:p><text:a xlink:href="http://agents.ebrokercenter.com/#lead/edit/20151212092527-qRUN6iX4-XVSXnhUA">Diana Viazcon</text:a></text:p>
          </table:table-cell>
          <table:table-cell office:value-type="date" office:date-value="2015-12-12">
            <text:p>12/12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38962094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96">
            <text:p>296</text:p>
          </table:table-cell>
        </table:table-row>
        <table:table-row table:style-name="ro3">
          <table:table-cell office:value-type="string">
            <text:p><text:a xlink:href="http://agents.ebrokercenter.com/#lead/edit/20151211104516-JVnD2VNZ-Dj5I7Aaz">Dorian Herrin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3382660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61.22">
            <text:p>261.22</text:p>
          </table:table-cell>
        </table:table-row>
        <table:table-row table:style-name="ro3">
          <table:table-cell office:value-type="string">
            <text:p><text:a xlink:href="http://agents.ebrokercenter.com/#lead/edit/20151210154838-8gIR2ckW-q4KGY8DQ">Crystal King</text:a></text:p>
          </table:table-cell>
          <table:table-cell office:value-type="date" office:date-value="2015-12-11">
            <text:p>12/1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3360687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98.64">
            <text:p>598.64</text:p>
          </table:table-cell>
        </table:table-row>
        <table:table-row table:style-name="ro1">
          <table:table-cell office:value-type="string">
            <text:p><text:a xlink:href="http://agents.ebrokercenter.com/#lead/edit/20151208163301-7hzYSXLy-kVbbElz1">Christiana Linden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73129805">
            <text:p>1873129805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246">
            <text:p>1246</text:p>
          </table:table-cell>
        </table:table-row>
        <table:table-row table:style-name="ro2">
          <table:table-cell office:value-type="string">
            <text:p><text:a xlink:href="http://agents.ebrokercenter.com/#lead/edit/20151209140309-vTvqltp8-xjgOAAjP">Cedric Asberry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588857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94">
            <text:p>394</text:p>
          </table:table-cell>
        </table:table-row>
        <table:table-row table:style-name="ro2">
          <table:table-cell office:value-type="string">
            <text:p><text:a xlink:href="http://agents.ebrokercenter.com/#lead/edit/20151209112112-D2zNh1i8-vTbjABTZ">Juana Slores</text:a></text:p>
          </table:table-cell>
          <table:table-cell office:value-type="date" office:date-value="2015-12-10">
            <text:p>12/10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26165893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02">
            <text:p>602</text:p>
          </table:table-cell>
        </table:table-row>
        <table:table-row table:style-name="ro2">
          <table:table-cell office:value-type="string">
            <text:p><text:a xlink:href="http://agents.ebrokercenter.com/#lead/edit/20151208104151-vbtLoucU-G3zzKuSo">Shanice Thornton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820926495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95.58">
            <text:p>195.58</text:p>
          </table:table-cell>
        </table:table-row>
        <table:table-row table:style-name="ro1">
          <table:table-cell office:value-type="string">
            <text:p><text:a xlink:href="http://agents.ebrokercenter.com/#lead/edit/20151204115120-x0aydlw9-xlNd2BRB">Joey Clinton 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1817168976)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714">
            <text:p>714</text:p>
          </table:table-cell>
        </table:table-row>
        <table:table-row table:style-name="ro1">
          <table:table-cell office:value-type="string">
            <text:p><text:a xlink:href="http://agents.ebrokercenter.com/#lead/edit/20151125110010-cWXmxl9s-hUukfOTl">Loyd Catron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4915894">
            <text:p>180491589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<text:a xlink:href="http://agents.ebrokercenter.com/#lead/edit/20151103154159-fjAkl5s0-FLr1SzdT">Benjamin Wang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04055849">
            <text:p>180405584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<text:a xlink:href="http://agents.ebrokercenter.com/#lead/edit/20151124083012-OKctWcIP-9pAGWMIs">William Verrilli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806198397">
            <text:p>1806198397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04">
            <text:p>404</text:p>
          </table:table-cell>
        </table:table-row>
        <table:table-row table:style-name="ro2">
          <table:table-cell office:value-type="string">
            <text:p><text:a xlink:href="http://agents.ebrokercenter.com/#lead/edit/20151123082725-D49dysj3-f07GKreh">Timothy Cleaves 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799464051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string">
            <text:p><text:a xlink:href="http://agents.ebrokercenter.com/#lead/edit/20151120144337-aFteZ5WV-tNcBBeyw">Karen Hampton 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8817731">
            <text:p>179881773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<text:a xlink:href="http://agents.ebrokercenter.com/#lead/edit/20151103121457-GGjApAVx-CIrepVOx">Abriel Mere</text:a></text:p>
          </table:table-cell>
          <table:table-cell table:style-name="ce8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86969497">
            <text:p>1786969497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1175.4">
            <text:p>11175.4</text:p>
          </table:table-cell>
        </table:table-row>
      </table:table>
      <table:table table:name="Taneisha Harris " table:style-name="ta1" table:print="false">
        <table:table-column table:style-name="co1" table:default-cell-style-name="ce10"/>
        <table:table-column table:style-name="co1" table:default-cell-style-name="ce11"/>
        <table:table-column table:style-name="co1" table:number-columns-repeated="5" table:default-cell-style-name="ce10"/>
        <table:table-row table:style-name="ro1">
          <table:table-cell table:style-name="ce9" office:value-type="string">
            <text:p>Name</text:p>
          </table:table-cell>
          <table:table-cell table:style-name="ce10" office:value-type="string">
            <text:p><text:a xlink:href="http://agents.ebrokercenter.com/#">Payment Date</text:a></text:p>
          </table:table-cell>
          <table:table-cell table:style-name="ce9" office:value-type="string">
            <text:p>Status</text:p>
          </table:table-cell>
          <table:table-cell table:style-name="ce9" office:value-type="string">
            <text:p>Policy No</text:p>
          </table:table-cell>
          <table:table-cell table:style-name="ce9" office:value-type="string">
            <text:p>Carrier</text:p>
          </table:table-cell>
          <table:table-cell table:style-name="ce9" office:value-type="string">
            <text:p>Closer</text:p>
          </table:table-cell>
          <table:table-cell table:style-name="ce9" office:value-type="string">
            <text:p>Premium</text:p>
          </table:table-cell>
        </table:table-row>
        <table:table-row table:style-name="ro1">
          <table:table-cell office:value-type="string">
            <text:p><text:a xlink:href="http://agents.ebrokercenter.com/#lead/edit/20160129171837-vAH62HUn-HGIiSDSQ">Harlie Tatum </text:a></text:p>
          </table:table-cell>
          <table:table-cell office:value-type="date" office:date-value="2016-01-29">
            <text:p>01/29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8627941">
            <text:p>194862794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<text:a xlink:href="http://agents.ebrokercenter.com/#lead/edit/20160128085926-JEhajxB4-EuZBVf2I">Julie Richardson 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1503535">
            <text:p>1941503535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164">
            <text:p>1164</text:p>
          </table:table-cell>
        </table:table-row>
        <table:table-row table:style-name="ro1">
          <table:table-cell office:value-type="string">
            <text:p><text:a xlink:href="http://agents.ebrokercenter.com/#lead/edit/20160127145436-XhAPtdAI-teJu5hXN">Michael Townsley</text:a></text:p>
          </table:table-cell>
          <table:table-cell office:value-type="date" office:date-value="2016-01-27">
            <text:p>01/27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49631522">
            <text:p>194963152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string">
            <text:p><text:a xlink:href="http://agents.ebrokercenter.com/#lead/edit/20160125145159-qmVJEFob-2nZDrGjl">Elva Quiroz</text:a></text:p>
          </table:table-cell>
          <table:table-cell office:value-type="date" office:date-value="2016-01-28">
            <text:p>01/28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1928248">
            <text:p>1951928248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string">
            <text:p><text:a xlink:href="http://agents.ebrokercenter.com/#lead/edit/20160125082947-TpED8iPN-8U2V4BWP">Linda Dawkins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5018973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string">
            <text:p><text:a xlink:href="http://agents.ebrokercenter.com/#lead/edit/20160122084428-IWsnenF9-GPpzKqFL">Syvera Mclean</text:a></text:p>
          </table:table-cell>
          <table:table-cell office:value-type="date" office:date-value="2016-01-30">
            <text:p>01/30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53011209">
            <text:p>195301120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14.15">
            <text:p>414.15</text:p>
          </table:table-cell>
        </table:table-row>
        <table:table-row table:style-name="ro1">
          <table:table-cell office:value-type="string">
            <text:p><text:a xlink:href="http://agents.ebrokercenter.com/#lead/edit/20160121152628-cmJaTyVR-IQDOY8Dz">Ronald Brown </text:a></text:p>
          </table:table-cell>
          <table:table-cell office:value-type="date" office:date-value="2016-02-01">
            <text:p>02/01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30612802">
            <text:p>1930612802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12.56">
            <text:p>412.56</text:p>
          </table:table-cell>
        </table:table-row>
        <table:table-row table:style-name="ro2">
          <table:table-cell office:value-type="string">
            <text:p><text:a xlink:href="http://agents.ebrokercenter.com/#lead/edit/20160116111358-GH3KbOUM-kFCQxOmn">Ann Maffitt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92027502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64.51">
            <text:p>464.51</text:p>
          </table:table-cell>
        </table:table-row>
        <table:table-row table:style-name="ro1">
          <table:table-cell office:value-type="string">
            <text:p><text:a xlink:href="http://agents.ebrokercenter.com/#lead/edit/20160115164556-iAQdvmLc-AdXEMPtQ">Terry Rohrer 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6583260">
            <text:p>1906583260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79">
            <text:p>479</text:p>
          </table:table-cell>
        </table:table-row>
        <table:table-row table:style-name="ro2">
          <table:table-cell office:value-type="string">
            <text:p><text:a xlink:href="http://agents.ebrokercenter.com/#lead/edit/20160113092127-jvl1JRCh-cjcIIutq">William Barfield </text:a></text:p>
          </table:table-cell>
          <table:table-cell office:value-type="date" office:date-value="2016-01-15">
            <text:p>01/15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#: 1903166712 </text:p>
          </table:table-cell>
          <table:table-cell office:value-type="string">
            <text:p><text:a xlink:href="http://agents.ebrokercenter.com/#">AM Better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string">
            <text:p><text:a xlink:href="http://agents.ebrokercenter.com/#lead/edit/20160111174950-bhAXLsUc-8oZIo16f">Magaline Walker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6862091">
            <text:p>190686209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258">
            <text:p>1258</text:p>
          </table:table-cell>
        </table:table-row>
        <table:table-row table:style-name="ro1">
          <table:table-cell office:value-type="string">
            <text:p><text:a xlink:href="http://agents.ebrokercenter.com/#lead/edit/20160108151356-dH5Ekcj3-bxbp5Ol5">Peggy Garner</text:a></text:p>
          </table:table-cell>
          <table:table-cell office:value-type="date" office:date-value="2016-01-16">
            <text:p>01/16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05293727">
            <text:p>190529372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06">
            <text:p>406</text:p>
          </table:table-cell>
        </table:table-row>
        <table:table-row table:style-name="ro2">
          <table:table-cell office:value-type="string">
            <text:p><text:a xlink:href="http://agents.ebrokercenter.com/#lead/edit/20160107162705-DIz4JMF5-1x2vlGds">Latasha Anderson </text:a></text:p>
          </table:table-cell>
          <table:table-cell office:value-type="date" office:date-value="2016-01-11">
            <text:p>01/11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: 1893017139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14.11">
            <text:p>214.11</text:p>
          </table:table-cell>
        </table:table-row>
        <table:table-row table:style-name="ro1">
          <table:table-cell office:value-type="string">
            <text:p><text:a xlink:href="http://agents.ebrokercenter.com/#lead/edit/20160105131525-BVsk8vZm-fiRGg5Oa">Norman Kennedy </text:a></text:p>
          </table:table-cell>
          <table:table-cell office:value-type="date" office:date-value="2016-01-06">
            <text:p>01/06/16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98031297">
            <text:p>1898031297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string">
            <text:p><text:a xlink:href="http://agents.ebrokercenter.com/#lead/edit/20160105094856-rNMQpFot-R7eqGkl9">Tony Evans </text:a></text:p>
          </table:table-cell>
          <table:table-cell office:value-type="date" office:date-value="2016-01-22">
            <text:p>01/22/16</text:p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09840942">
            <text:p>1909840942</text:p>
          </table:table-cell>
          <table:table-cell office:value-type="string">
            <text:p><text:a xlink:href="http://agents.ebrokercenter.com/#">Huma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<text:a xlink:href="http://agents.ebrokercenter.com/#lead/edit/20151216164450-TFF1jA53-TkQ4xyX9">Thomas Patton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53662309">
            <text:p>185366230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<text:a xlink:href="http://agents.ebrokercenter.com/#lead/edit/20151105151156-FmqgxdZq-vYqAtpqx">Charlie Mcquirter</text:a></text:p>
          </table:table-cell>
          <table:table-cell office:value-type="date" office:date-value="2015-12-17">
            <text:p>12/17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98078867">
            <text:p>1798078867</text:p>
          </table:table-cell>
          <table:table-cell office:value-type="string">
            <text:p><text:a xlink:href="http://agents.ebrokercenter.com/#">Other - Non Appointed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200">
            <text:p>1200</text:p>
          </table:table-cell>
        </table:table-row>
        <table:table-row table:style-name="ro2">
          <table:table-cell office:value-type="string">
            <text:p><text:a xlink:href="http://agents.ebrokercenter.com/#lead/edit/20151214095008-TMqxKGiK-fvIVvBJZ">Leola Cannon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936003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760">
            <text:p>760</text:p>
          </table:table-cell>
        </table:table-row>
        <table:table-row table:style-name="ro2">
          <table:table-cell office:value-type="string">
            <text:p><text:a xlink:href="http://agents.ebrokercenter.com/#lead/edit/20151215152820-jP8Bpq6T-6OHMjuZn">Steve Knezevich 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49974495 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89">
            <text:p>389</text:p>
          </table:table-cell>
        </table:table-row>
        <table:table-row table:style-name="ro2">
          <table:table-cell office:value-type="string">
            <text:p><text:a xlink:href="http://agents.ebrokercenter.com/#lead/edit/20151215114610-7oYVIMlb-GZjUVxSl">Kaleb Mcdow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63214130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61.96">
            <text:p>561.96</text:p>
          </table:table-cell>
        </table:table-row>
        <table:table-row table:style-name="ro2">
          <table:table-cell office:value-type="string">
            <text:p><text:a xlink:href="http://agents.ebrokercenter.com/#lead/edit/20151214173811-k7c4s5XP-ihhfKIzi">Orville Riley </text:a></text:p>
          </table:table-cell>
          <table:table-cell office:value-type="date" office:date-value="2015-12-28">
            <text:p>12/28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48358040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92.94">
            <text:p>692.94</text:p>
          </table:table-cell>
        </table:table-row>
        <table:table-row table:style-name="ro3">
          <table:table-cell office:value-type="string">
            <text:p><text:a xlink:href="http://agents.ebrokercenter.com/#lead/edit/20151204135236-YYgssMg4-il4PEl4W">Christopher Hastings</text:a></text:p>
          </table:table-cell>
          <table:table-cell office:value-type="date" office:date-value="2015-12-04">
            <text:p>12/04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Application ID: 181766665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81.88">
            <text:p>281.88</text:p>
          </table:table-cell>
        </table:table-row>
        <table:table-row table:style-name="ro2">
          <table:table-cell office:value-type="string">
            <text:p><text:a xlink:href="http://agents.ebrokercenter.com/#lead/edit/20151204113159-3kWPXGu1-Gk6a9AMT">Tasha Jacks</text:a></text:p>
          </table:table-cell>
          <table:table-cell office:value-type="date" office:date-value="2015-12-07">
            <text:p>12/07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818136924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<text:a xlink:href="http://agents.ebrokercenter.com/#lead/edit/20151201114947-wD8LVsw5-QATZj4rK">Mario Rodriguez </text:a></text:p>
          </table:table-cell>
          <table:table-cell office:value-type="date" office:date-value="2015-12-14">
            <text:p>12/14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8890709">
            <text:p>1808890709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36.19">
            <text:p>136.19</text:p>
          </table:table-cell>
        </table:table-row>
        <table:table-row table:style-name="ro1">
          <table:table-cell office:value-type="string">
            <text:p><text:a xlink:href="http://agents.ebrokercenter.com/#lead/edit/20151130113049-bdUCHonD-cZHNtpox">Patricia Tylar</text:a></text:p>
          </table:table-cell>
          <table:table-cell office:value-type="date" office:date-value="2015-12-05">
            <text:p>12/05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4843508">
            <text:p>1804843508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486.43">
            <text:p>486.43</text:p>
          </table:table-cell>
        </table:table-row>
        <table:table-row table:style-name="ro1">
          <table:table-cell office:value-type="string">
            <text:p><text:a xlink:href="http://agents.ebrokercenter.com/#lead/edit/20151124160828-leJxZAnw-qX1yvwMj">Samantha Rodriguez </text:a></text:p>
          </table:table-cell>
          <table:table-cell office:value-type="date" office:date-value="2015-11-24">
            <text:p>11/24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0975571">
            <text:p>1800975571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string">
            <text:p><text:a xlink:href="http://agents.ebrokercenter.com/#lead/edit/20151124111942-bSCbnTs9-CRmQqK5y">Alfred Jones</text:a></text:p>
          </table:table-cell>
          <table:table-cell office:value-type="date" office:date-value="2015-12-03">
            <text:p>12/03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801305744">
            <text:p>180130574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Ruth Socoy</text:a></text:p>
          </table:table-cell>
          <table:table-cell office:value-type="float" office:value="415.73">
            <text:p>415.73</text:p>
          </table:table-cell>
        </table:table-row>
        <table:table-row table:style-name="ro2">
          <table:table-cell office:value-type="string">
            <text:p><text:a xlink:href="http://agents.ebrokercenter.com/#lead/edit/20151123144917-hwdIUKYg-x7yvkOTE">Patricia Tate 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800709316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46.11">
            <text:p>346.11</text:p>
          </table:table-cell>
        </table:table-row>
        <table:table-row table:style-name="ro1">
          <table:table-cell office:value-type="string">
            <text:p><text:a xlink:href="http://agents.ebrokercenter.com/#lead/edit/20151119165056-qLjLyJlZ-EUWj5lWE">Rufus Simpson 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Paymentissue</text:a></text:p>
          </table:table-cell>
          <table:table-cell office:value-type="float" office:value="1900346937">
            <text:p>1900346937</text:p>
          </table:table-cell>
          <table:table-cell office:value-type="string">
            <text:p><text:a xlink:href="http://agents.ebrokercenter.com/#">Aet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775.88">
            <text:p>775.88</text:p>
          </table:table-cell>
        </table:table-row>
        <table:table-row table:style-name="ro1">
          <table:table-cell office:value-type="string">
            <text:p><text:a xlink:href="http://agents.ebrokercenter.com/#lead/edit/20151117103250-6BG0kmTp-3qS9pS3L">Sulaymaln Lawal</text:a></text:p>
          </table:table-cell>
          <table:table-cell office:value-type="date" office:date-value="2015-12-04">
            <text:p>12/04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900975032">
            <text:p>1900975032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Norma Williams</text:a></text:p>
          </table:table-cell>
          <table:table-cell office:value-type="float" office:value="229">
            <text:p>229</text:p>
          </table:table-cell>
        </table:table-row>
        <table:table-row table:style-name="ro2">
          <table:table-cell office:value-type="string">
            <text:p><text:a xlink:href="http://agents.ebrokercenter.com/#lead/edit/20151117084110-npxHy1ir-dPYvOhKs">Chad Wildmone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00931028</text:p>
          </table:table-cell>
          <table:table-cell office:value-type="string">
            <text:p><text:a xlink:href="http://agents.ebrokercenter.com/#">Cigna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23.2">
            <text:p>223.2</text:p>
          </table:table-cell>
        </table:table-row>
        <table:table-row table:style-name="ro2">
          <table:table-cell office:value-type="string">
            <text:p><text:a xlink:href="http://agents.ebrokercenter.com/#lead/edit/20151113150531-UAvTvyh2-Ngg067NT">Jesse Spencer 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#: 1792000421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207.33">
            <text:p>207.33</text:p>
          </table:table-cell>
        </table:table-row>
        <table:table-row table:style-name="ro2">
          <table:table-cell office:value-type="string">
            <text:p><text:a xlink:href="http://agents.ebrokercenter.com/#lead/edit/20151009094346-YVzIetDe-iwSTyQnE">John Starr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ID: 1806279450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Norma Williams</text:a></text:p>
          </table:table-cell>
          <table:table-cell office:value-type="float" office:value="370.96">
            <text:p>370.96</text:p>
          </table:table-cell>
        </table:table-row>
        <table:table-row table:style-name="ro2">
          <table:table-cell office:value-type="string">
            <text:p><text:a xlink:href="http://agents.ebrokercenter.com/#lead/edit/20151112092352-hp7XqLbn-1mBOmEWy">Laura Dinello</text:a></text:p>
          </table:table-cell>
          <table:table-cell table:style-name="ce12" office:value-type="string">
            <text:p/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796541539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630">
            <text:p>630</text:p>
          </table:table-cell>
        </table:table-row>
        <table:table-row table:style-name="ro2">
          <table:table-cell office:value-type="string">
            <text:p><text:a xlink:href="http://agents.ebrokercenter.com/#lead/edit/20151112082018-7SFVXTe6-gsgNzsdf">Patsy Stewart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Paymentissue</text:a></text:p>
          </table:table-cell>
          <table:table-cell office:value-type="string">
            <text:p>ID: 1791521440</text:p>
          </table:table-cell>
          <table:table-cell office:value-type="string">
            <text:p><text:a xlink:href="http://agents.ebrokercenter.com/#">Coventry One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726.08">
            <text:p>726.08</text:p>
          </table:table-cell>
        </table:table-row>
        <table:table-row table:style-name="ro1">
          <table:table-cell office:value-type="string">
            <text:p><text:a xlink:href="http://agents.ebrokercenter.com/#lead/edit/20151109164852-8p0FXvgb-hl2WCZsr">Christy Holland </text:a></text:p>
          </table:table-cell>
          <table:table-cell office:value-type="date" office:date-value="2015-12-31">
            <text:p>12/31/15</text:p>
          </table:table-cell>
          <table:table-cell office:value-type="string">
            <text:p><text:a xlink:href="http://agents.ebrokercenter.com/#">Sold</text:a></text:p>
          </table:table-cell>
          <table:table-cell office:value-type="float" office:value="1784055814">
            <text:p>1784055814</text:p>
          </table:table-cell>
          <table:table-cell office:value-type="string">
            <text:p><text:a xlink:href="http://agents.ebrokercenter.com/#">United Health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55.28">
            <text:p>555.28</text:p>
          </table:table-cell>
        </table:table-row>
        <table:table-row table:style-name="ro2">
          <table:table-cell office:value-type="string">
            <text:p><text:a xlink:href="http://agents.ebrokercenter.com/#lead/edit/20151104153932-exFkDJFj-ZI0VQ3P6">Leeopolodo Sabedra </text:a></text:p>
          </table:table-cell>
          <table:table-cell office:value-type="date" office:date-value="2015-04-11">
            <text:p>04/11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<text:s/>ID: 1789203064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Sean Mccloskey</text:a></text:p>
          </table:table-cell>
          <table:table-cell office:value-type="float" office:value="214.36">
            <text:p>214.36</text:p>
          </table:table-cell>
        </table:table-row>
        <table:table-row table:style-name="ro2">
          <table:table-cell office:value-type="string">
            <text:p><text:a xlink:href="http://agents.ebrokercenter.com/#lead/edit/20151101101525-8qYafAse-iLdqNkqV">Gwendolyn Thomas</text:a></text:p>
          </table:table-cell>
          <table:table-cell office:value-type="date" office:date-value="2015-12-15">
            <text:p>12/15/15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unknown policy #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552.72">
            <text:p>552.72</text:p>
          </table:table-cell>
        </table:table-row>
        <table:table-row table:style-name="ro1">
          <table:table-cell office:value-type="string">
            <text:p><text:a xlink:href="http://agents.ebrokercenter.com/#lead/edit/20151103091052-tgTyiphe-vtra8XWq">Lillis Owens </text:a></text:p>
          </table:table-cell>
          <table:table-cell office:value-type="date" office:date-value="2016-01-31">
            <text:p>01/31/16</text:p>
          </table:table-cell>
          <table:table-cell office:value-type="string">
            <text:p><text:a xlink:href="http://agents.ebrokercenter.com/#">Sold</text:a></text:p>
          </table:table-cell>
          <table:table-cell office:value-type="string">
            <text:p>#: 1955329342 </text:p>
          </table:table-cell>
          <table:table-cell office:value-type="string">
            <text:p><text:a xlink:href="http://agents.ebrokercenter.com/#">BCBS</text:a></text:p>
          </table:table-cell>
          <table:table-cell office:value-type="string">
            <text:p><text:a xlink:href="http://agents.ebrokercenter.com/#">Yolanda Chaney</text:a></text:p>
          </table:table-cell>
          <table:table-cell office:value-type="float" office:value="354.91">
            <text:p>354.9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2/02/2016</text:date>, <text:time>18:0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17:44:41.26</meta:creation-date>
    <dc:date>2016-02-02T18:01:21.68</dc:date>
    <meta:editing-duration>PT1M30S</meta:editing-duration>
    <meta:editing-cycles>1</meta:editing-cycles>
    <meta:generator>OpenOffice/4.1.1$Win32 OpenOffice.org_project/411m6$Build-9775</meta:generator>
    <meta:document-statistic meta:table-count="3" meta:cell-count="693" meta:object-count="0"/>
  </office:meta>
</office:document-meta>
</file>